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9d2c" officeooo:paragraph-rsid="00169d2c"/>
    </style:style>
    <style:style style:name="P2" style:family="paragraph" style:parent-style-name="Standard">
      <style:paragraph-properties fo:text-align="start" style:justify-single-word="false"/>
      <style:text-properties fo:font-size="12pt" officeooo:rsid="00169d2c" officeooo:paragraph-rsid="00169d2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fo:font-weight="bold" officeooo:rsid="00169d2c" officeooo:paragraph-rsid="00169d2c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officeooo:rsid="00180dfd" officeooo:paragraph-rsid="00180dfd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20pt" fo:font-style="italic" fo:font-weight="bold" officeooo:rsid="00169d2c" officeooo:paragraph-rsid="00169d2c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0pt" fo:font-style="italic" fo:font-weight="bold" officeooo:rsid="00180dfd" officeooo:paragraph-rsid="00180dfd" style:font-size-asian="20pt" style:font-style-asian="italic" style:font-weight-asian="bold" style:font-size-complex="20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4pt" fo:font-style="italic" fo:font-weight="bold" officeooo:rsid="00169d2c" officeooo:paragraph-rsid="00169d2c" style:font-size-asian="24pt" style:font-style-asian="italic" style:font-weight-asian="bold" style:font-size-complex="24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fo:font-style="italic" fo:font-weight="bold" officeooo:rsid="00180dfd" officeooo:paragraph-rsid="00180dfd" style:font-size-asian="18pt" style:font-style-asian="italic" style:font-weight-asian="bold" style:font-size-complex="18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style="italic" fo:font-weight="bold" officeooo:rsid="00169d2c" officeooo:paragraph-rsid="00169d2c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style="italic" fo:font-weight="bold" officeooo:rsid="00169d2c" officeooo:paragraph-rsid="00169d2c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style="italic" fo:font-weight="bold" officeooo:rsid="0019f274" officeooo:paragraph-rsid="0019f274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style="italic" fo:font-weight="bold" officeooo:rsid="001e90e4" officeooo:paragraph-rsid="001e90e4" style:font-size-asian="16pt" style:font-style-asian="italic" style:font-weight-asian="bold" style:font-size-complex="16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officeooo:rsid="0019f274" officeooo:paragraph-rsid="0019f274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officeooo:rsid="001a8410" officeooo:paragraph-rsid="001a8410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1c58d0" officeooo:paragraph-rsid="001c58d0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officeooo:rsid="001e90e4" officeooo:paragraph-rsid="001e90e4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normal" officeooo:rsid="001c58d0" officeooo:paragraph-rsid="001c58d0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italic" fo:font-weight="bold" officeooo:rsid="00169d2c" officeooo:paragraph-rsid="00169d2c" style:font-size-asian="10.5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8pt" fo:font-style="italic" fo:font-weight="bold" officeooo:rsid="00180dfd" officeooo:paragraph-rsid="00180dfd" style:font-size-asian="18pt" style:font-style-asian="italic" style:font-weight-asian="bold" style:font-size-complex="18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8pt" fo:font-style="italic" fo:font-weight="bold" officeooo:rsid="001d82c8" officeooo:paragraph-rsid="001d82c8" style:font-size-asian="18pt" style:font-style-asian="italic" style:font-weight-asian="bold" style:font-size-complex="18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style="italic" fo:font-weight="bold" officeooo:rsid="001c58d0" officeooo:paragraph-rsid="001c58d0" style:font-size-asian="12.25pt" style:font-style-asian="italic" style:font-weight-asian="bold" style:font-size-complex="14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style="italic" fo:font-weight="bold" officeooo:rsid="001d82c8" officeooo:paragraph-rsid="001d82c8" style:font-size-asian="12.25pt" style:font-style-asian="italic" style:font-weight-asian="bold" style:font-size-complex="14pt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officeooo:rsid="00180dfd"/>
    </style:style>
    <style:style style:name="T3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fo:font-weight="normal" officeooo:rsid="001d82c8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officeooo:rsid="001a8410"/>
    </style:style>
    <style:style style:name="T6" style:family="text">
      <style:text-properties officeooo:rsid="001e62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nclusion</text:p>
      <text:p text:style-name="P1"/>
      <text:p text:style-name="P5">Objetivo</text:p>
      <text:p text:style-name="P2"/>
      <text:p text:style-name="P2">Facilitar a comunicação e disseminação de informação pelo mundo.</text:p>
      <text:p text:style-name="P2"/>
      <text:p text:style-name="P5">Motivação</text:p>
      <text:p text:style-name="P2"/>
      <text:p text:style-name="P2">O Instagram hoje em dia tornou-se insuportável. Aquilo que inicialmente era suposto ser uma aplicação para facilitar a partilha de informação tornou-se numa aplicação principalmente dominada por bots, IA, falsa informação, ódio e discriminação.</text:p>
      <text:p text:style-name="P2">Pretendemos alterar esse paradigma das redes sociais!</text:p>
      <text:p text:style-name="P2">O nosso objetivo é misturar duas aplicações da Meta, o Threads com o Instagram.</text:p>
      <text:p text:style-name="P2"/>
      <text:p text:style-name="P5">Descrição</text:p>
      <text:p text:style-name="P2"/>
      <text:p text:style-name="P2">O nome da nossa app é Inclusion, dado que pretendemos promover a inclusão de todos os indivíduos e fomentar a comunicação e disseminação de informação. De modo a cumprir estes requisitos pretendemos que seja possível os utilizadores criarem posts, histórias (com duração de 24h) e tweets (cujo nome será alterado para não colidir com o Twitter, <text:span text:style-name="T2">passrão a ser conhecidos por ‘incs’</text:span>). Portanto vão haver 2 feeds, um para os tweets <text:s/>e outro para os posts.</text:p>
      <text:p text:style-name="P2">Os utilizadores poderão comunicar entre si através de DMs (direct</text:p>
      <text:p text:style-name="P2">messages), tomando partido de websockets para comunicação em tempo</text:p>
      <text:p text:style-name="P2">real.</text:p>
      <text:p text:style-name="P2">Teremos a privacidade dos utilizadores em mente e portanto a conta de cada</text:p>
      <text:p text:style-name="P2">utilizador pode ser privada ou pública.</text:p>
      <text:p text:style-name="P2">Os utilizadores podem pedir amizade uns aos outros. Apenas utilizadores</text:p>
      <text:p text:style-name="P2">amigos podem ver o perfil de outros, em caso de conta privada. Caso a conta seja pública qualquer utilizador registado na plataforma tem acesso aos conteúdos publicados na conta.</text:p>
      <text:p text:style-name="P2">Um utilizador tem de conseguir visualizar o seu perfil e o de outros.</text:p>
      <text:p text:style-name="P2">Os utilizadores podem dar like em posts e tweets.</text:p>
      <text:p text:style-name="P2">Os utilizadores podem comentar em posts e tweets.</text:p>
      <text:p text:style-name="P2">Os utilizadores podem dar e remover like em comentários.</text:p>
      <text:p text:style-name="P2">Os utilizadores podem remover like de posts e tweets.</text:p>
      <text:p text:style-name="P2">Nos feeds, os posts ou tweets com mais interações devem aparecer em primeiro.</text:p>
      <text:p text:style-name="P2">No contexto da aplicação definimos o número total de interacoes como interações = nºlikes + nºcomentários.</text:p>
      <text:p text:style-name="P2">Os utilizadores poderão registar-se e autenticar-se na plataforma.</text:p>
      <text:p text:style-name="P2">Os utilizadores podem associar uma música ao seu perfil através do Spotify.</text:p>
      <text:p text:style-name="P2">Os utilizadores podem criar notas (com duração de 24).</text:p>
      <text:p text:style-name="P2">Os utilizadores podem eliminar as notas ou editá-las.</text:p>
      <text:p text:style-name="P2">Os utilizadores podem dar like nas notas.</text:p>
      <text:p text:style-name="P2"/>
      <text:p text:style-name="P5">Sugestão de Tech stack</text:p>
      <text:p text:style-name="P2"><text:span text:style-name="T1">Backend</text:span>: Python3 tomando partido da framework Django Rest Framework.</text:p>
      <text:p text:style-name="P2"><text:soft-page-break/>Justificação: Todos nós aprendemos Python3 na cadeira de Análise Numérica pelo que estamos familiarizados com a linguagem, para além disso a Django Rest Framework torna a criação de APIs muito ágil e dado que vamos utilizar SCRUM como método de desenvolvimento ágil acreditamos que o Tech stack deva refletir isso. Para além disso a framework é relativamente fácil de aprender e há inúmeros recursos disponíveis para aprendermos mais sobre a framework em questão. A framework tem uma excelente documentação.</text:p>
      <text:p text:style-name="P2"/>
      <text:p text:style-name="P2"/>
      <text:p text:style-name="P2"><text:span text:style-name="T1">Frontend</text:span>: Typescript tomando partido da framework React.</text:p>
      <text:p text:style-name="P2">Justificação: Todos nós aprendemos React e Typescript na cadeira de Desenvolvimento de Aplicações para a Web portanto pensamos que faz todo o sentido utilizar esta tecnologia para desenvolver o frontend. Para além disso acreditamos também que React é uma escolha excelente dado que permite o desenvolvimento ágil do frontend, com incrementos por componentes, à medida que vamos desenvolvendo a aplicação.</text:p>
      <text:p text:style-name="P2"/>
      <text:p text:style-name="P2"/>
      <text:p text:style-name="P5">Requisitos</text:p>
      <text:p text:style-name="P3"/>
      <text:p text:style-name="P9">Requisitos Funcionais</text:p>
      <text:p text:style-name="P3"/>
      <text:p text:style-name="P13">RF1 – O utilizador pode registar-se na plataforma.</text:p>
      <text:p text:style-name="P13">RF2 – O utilizador pode autenticar-se na plataforma.</text:p>
      <text:p text:style-name="P13">RF3 – O utilizador pode criar um post.</text:p>
      <text:p text:style-name="P13">RF4 – O utilizador pode eliminar um post.</text:p>
      <text:p text:style-name="P13">RF5 – O utilizador pode dar like num post.</text:p>
      <text:p text:style-name="P13">RF6 – O utilizador pode dar remover o like de um post.</text:p>
      <text:p text:style-name="P13">RF7 – O utilizador pode criar um inc</text:p>
      <text:p text:style-name="P13">RF8 – O utilizador pode eliminar um inc</text:p>
      <text:p text:style-name="P13">RF9 – O utilizador pode dar like num inc</text:p>
      <text:p text:style-name="P13">RF10 – O utilizador pode remover o like de um inc.</text:p>
      <text:p text:style-name="P13">RF11 - <text:s/>O utilizador pode postar histórias em formato de vídeo ou imagem.</text:p>
      <text:p text:style-name="P14">RF12 – O utilizador pode eliminar histórias.</text:p>
      <text:p text:style-name="P13">RF1<text:span text:style-name="T6">3</text:span> – As histórias têm uma duração de 24h, <text:span text:style-name="T5">após a qual são apagadas.</text:span></text:p>
      <text:p text:style-name="P13">RF1<text:span text:style-name="T6">4</text:span> – <text:span text:style-name="T5">O utilizador pode dar like nas histórias.</text:span></text:p>
      <text:p text:style-name="P14">RF1<text:span text:style-name="T6">5</text:span> – O utilizador pode remover o like das histórias.</text:p>
      <text:p text:style-name="P14">RF1<text:span text:style-name="T6">6</text:span> – O utilizador pode postar notas.</text:p>
      <text:p text:style-name="P14">RF1<text:span text:style-name="T6">7</text:span> – O utilizador pode editar notas.</text:p>
      <text:p text:style-name="P14">RF1<text:span text:style-name="T6">8</text:span> – O utilizador pode eliminar notas.</text:p>
      <text:p text:style-name="P14">RF1<text:span text:style-name="T6">9</text:span> – O utilizador pode dar like em notas.</text:p>
      <text:p text:style-name="P14">RF<text:span text:style-name="T6">20</text:span> – O utilizador pode remover o like das notas.</text:p>
      <text:p text:style-name="P14">RF2<text:span text:style-name="T6">1</text:span> – As notas têm uma duração de 24h, após a qual são apagadas.</text:p>
      <text:p text:style-name="P14">RF2<text:span text:style-name="T6">2</text:span> – Os utilizadores podem comentar nos posts.</text:p>
      <text:p text:style-name="P14">RF2<text:span text:style-name="T6">3</text:span> – Os utilizadores podem comentar nos incs.</text:p>
      <text:p text:style-name="P14">RF2<text:span text:style-name="T6">4</text:span> – Os utilizadores podem apagar os seus comentários.</text:p>
      <text:p text:style-name="P14">RF2<text:span text:style-name="T6">5</text:span> – Os utilizadores podem dar like em comentários.</text:p>
      <text:p text:style-name="P14">RF2<text:span text:style-name="T6">6</text:span> – Os utilizadores podem remover o like em comentários.</text:p>
      <text:p text:style-name="P14">RF2<text:span text:style-name="T6">7</text:span> – Os criadores de um post ou inc podem remover qualquer comentário.</text:p>
      <text:p text:style-name="P14">RF2<text:span text:style-name="T6">8</text:span> – Um utilizador pode tornar o seu perfil público.</text:p>
      <text:p text:style-name="P14"><text:soft-page-break/>RF2<text:span text:style-name="T6">9</text:span> – Um utilizador pode tornar o seu perfil privado.</text:p>
      <text:p text:style-name="P14">RF<text:span text:style-name="T6">30</text:span> – Por definição, o perfil de utilizador começa publico.</text:p>
      <text:p text:style-name="P14">RF3<text:span text:style-name="T6">1</text:span> – O utilizador pode enviar um pedido de amizade a outro utilizador.</text:p>
      <text:p text:style-name="P14">RF3<text:span text:style-name="T6">2</text:span> – O utilizador pode aceitar um pedido de amizade.</text:p>
      <text:p text:style-name="P14">RF3<text:span text:style-name="T6">3</text:span> – O utilizador pode recusar um pedido de amizade.</text:p>
      <text:p text:style-name="P14">RF3<text:span text:style-name="T6">4</text:span> – O utilizador pode remover um amigo.</text:p>
      <text:p text:style-name="P14">RF3<text:span text:style-name="T6">5</text:span> – Os amigos podem ver os conteúdos de contas privadas.</text:p>
      <text:p text:style-name="P14">RF3<text:span text:style-name="T6">6</text:span> – O utilizador pode enviar mensagem a outro utilizador.</text:p>
      <text:p text:style-name="P14">RF3<text:span text:style-name="T6">7</text:span> – O utilizador pode editar as suas próprias mensagens.</text:p>
      <text:p text:style-name="P14">RF3<text:span text:style-name="T6">8</text:span> – O utilizador pode eliminar as suas próprias mensagens.</text:p>
      <text:p text:style-name="P15">RF3<text:span text:style-name="T6">9</text:span> – O utilizador pode associar uma música do Spotify ao seu perfil.</text:p>
      <text:p text:style-name="P14"/>
      <text:p text:style-name="P9">Requisitos de Qualidade</text:p>
      <text:p text:style-name="P9"/>
      <text:p text:style-name="P17">RQ1 – O frontend tem de ser dinâmico e adaptado a todas as plataformas.</text:p>
      <text:p text:style-name="P17">RQ2 – Garantir a segurança dos dados do utilizador.</text:p>
      <text:p text:style-name="P17">RQ3 – O frontend tem de ser intuitivo.</text:p>
      <text:p text:style-name="P17">RQ4 – Garatir uma boa experiência de utilizador.</text:p>
      <text:p text:style-name="P17"/>
      <text:p text:style-name="P9">Restrições</text:p>
      <text:p text:style-name="P11"/>
      <text:p text:style-name="P13">RC1 – O backend tem de ser desenvolvido em Python3 com Django Rest Framework</text:p>
      <text:p text:style-name="P15">RC2 – A autenticação tem de ser feita com cookies baseada em JSON Web Token (JWT)</text:p>
      <text:p text:style-name="P16">RC3 – O frontend tem de ser desenvolvido em Typescript com React.</text:p>
      <text:p text:style-name="P12"/>
      <text:p text:style-name="P2"/>
      <text:p text:style-name="P21">Contexto</text:p>
      <text:p text:style-name="P21"/>
      <text:p text:style-name="P21">Dominio: <text:span text:style-name="T3">Utilizador, histórias, notas, incs, posts, <text:s/>comentários.</text:span></text:p>
      <text:p text:style-name="P21"><text:span text:style-name="T3"/></text:p>
      <text:p text:style-name="P21"><text:span text:style-name="T3">Uso: Formulários para criar histórias, notas, posts, incs e comentários.</text:span></text:p>
      <text:p text:style-name="P21"><text:span text:style-name="T3"/></text:p>
      <text:p text:style-name="P21"><text:span text:style-name="T3">Tecnologia: Hardware: Servidor com 1TB de armanezamento e UPS. Software: sistema operativo linux based, gestor de base de dados </text:span><text:span text:style-name="T4">SQLite3, Python3 com Django Rest Framework para o backend, Typescript com React para o Frontend</text:span></text:p>
      <text:p text:style-name="P21"><text:span text:style-name="T4"/></text:p>
      <text:p text:style-name="P22"><text:span text:style-name="T3">Desenvolvimento: Metodologia SCRUM, equipa de desenvolvimento de 4 pessoas.</text:span></text:p>
      <text:p text:style-name="P22"><text:span text:style-name="T3"/></text:p>
      <text:p text:style-name="P6">Base de Dados</text:p>
      <text:p text:style-name="P4"/>
      <text:p text:style-name="P8">Modelo Entidade Associação</text:p>
      <text:p text:style-name="P4"/>
      <text:p text:style-name="P4"/>
      <text:p text:style-name="P8">Modelo Relacional</text:p>
      <text:p text:style-name="P8"><text:soft-page-break/></text:p>
      <text:p text:style-name="P20">Figm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5T16:51:19.386445846</meta:creation-date>
    <dc:date>2026-02-06T12:28:43.527686542</dc:date>
    <meta:editing-duration>PT27M3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4" meta:paragraph-count="92" meta:word-count="993" meta:character-count="6266" meta:non-whitespace-character-count="5317"/>
  </office:meta>
</office:document-meta>
</file>